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20.2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20.4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7.6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7.8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31.6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31.8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4.854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5cm" svg:y="43.9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4.853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4cm" svg:y="49.396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22:59.901856661</dc:date>
    <dc:creator>elucterio </dc:creator>
    <meta:editing-duration>PT4H1M20S</meta:editing-duration>
    <meta:editing-cycles>44</meta:editing-cycles>
    <meta:generator>LibreOffice/4.2.8.2$Linux_X86_64 LibreOffice_project/420m0$Build-2</meta:generator>
    <meta:document-statistic meta:object-count="218"/>
  </office:meta>
</office:document-meta>
</file>